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9-17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28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09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0048" calcext:value-type="float">
            <text:p>17.9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6144" calcext:value-type="float">
            <text:p>17.91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7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2448" calcext:value-type="float">
            <text:p>18.0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5976" calcext:value-type="float">
            <text:p>18.09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6936" calcext:value-type="float">
            <text:p>18.15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9128" calcext:value-type="float">
            <text:p>18.16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2656" calcext:value-type="float">
            <text:p>18.20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5432" calcext:value-type="float">
            <text:p>18.31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9336" calcext:value-type="float">
            <text:p>18.30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324" calcext:value-type="float">
            <text:p>18.30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0192" calcext:value-type="float">
            <text:p>18.30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4096" calcext:value-type="float">
            <text:p>18.2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8" calcext:value-type="float">
            <text:p>18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5808" calcext:value-type="float">
            <text:p>18.27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6664" calcext:value-type="float">
            <text:p>18.26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2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0568" calcext:value-type="float">
            <text:p>18.26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8376" calcext:value-type="float">
            <text:p>18.24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752" calcext:value-type="float">
            <text:p>18.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1424" calcext:value-type="float">
            <text:p>18.25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9232" calcext:value-type="float">
            <text:p>18.23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704" calcext:value-type="float">
            <text:p>18.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18" calcext:value-type="float">
            <text:p>18.2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8752" calcext:value-type="float">
            <text:p>18.2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656" calcext:value-type="float">
            <text:p>18.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7416" calcext:value-type="float">
            <text:p>18.18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132" calcext:value-type="float">
            <text:p>18.18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3032" calcext:value-type="float">
            <text:p>18.1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7792" calcext:value-type="float">
            <text:p>18.14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1696" calcext:value-type="float">
            <text:p>18.14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2552" calcext:value-type="float">
            <text:p>18.13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9504" calcext:value-type="float">
            <text:p>18.12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3408" calcext:value-type="float">
            <text:p>18.12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036" calcext:value-type="float">
            <text:p>18.12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4264" calcext:value-type="float">
            <text:p>18.11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9024" calcext:value-type="float">
            <text:p>18.09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6832" calcext:value-type="float">
            <text:p>18.08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0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8544" calcext:value-type="float">
            <text:p>18.0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94" calcext:value-type="float">
            <text:p>18.05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7208" calcext:value-type="float">
            <text:p>18.04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0256" calcext:value-type="float">
            <text:p>18.0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6728" calcext:value-type="float">
            <text:p>18.0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5872" calcext:value-type="float">
            <text:p>18.02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2824" calcext:value-type="float">
            <text:p>18.0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368" calcext:value-type="float">
            <text:p>18.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1488" calcext:value-type="float">
            <text:p>18.00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7584" calcext:value-type="float">
            <text:p>18.00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04536" calcext:value-type="float">
            <text:p>18.00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2344" calcext:value-type="float">
            <text:p>17.99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7104" calcext:value-type="float">
            <text:p>17.97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03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272" calcext:value-type="float">
            <text:p>17.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4432" calcext:value-type="float">
            <text:p>17.93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1384" calcext:value-type="float">
            <text:p>17.9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8336" calcext:value-type="float">
            <text:p>17.92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9192" calcext:value-type="float">
            <text:p>17.91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0904" calcext:value-type="float">
            <text:p>17.90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4808" calcext:value-type="float">
            <text:p>17.89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9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9568" calcext:value-type="float">
            <text:p>17.87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652" calcext:value-type="float">
            <text:p>17.8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8232" calcext:value-type="float">
            <text:p>17.85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604" calcext:value-type="float">
            <text:p>17.84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6896" calcext:value-type="float">
            <text:p>17.83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6416" calcext:value-type="float">
            <text:p>17.8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8984" calcext:value-type="float">
            <text:p>17.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2888" calcext:value-type="float">
            <text:p>17.77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1072" calcext:value-type="float">
            <text:p>17.72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2576" calcext:value-type="float">
            <text:p>17.56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03 1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792" calcext:value-type="float">
            <text:p>17.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8776" calcext:value-type="float">
            <text:p>17.63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3056" calcext:value-type="float">
            <text:p>17.5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0008" calcext:value-type="float">
            <text:p>17.59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8672" calcext:value-type="float">
            <text:p>17.56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9528" calcext:value-type="float">
            <text:p>17.55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20 1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3432" calcext:value-type="float">
            <text:p>17.55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8192" calcext:value-type="float">
            <text:p>17.5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4288" calcext:value-type="float">
            <text:p>17.54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9048" calcext:value-type="float">
            <text:p>17.52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9424" calcext:value-type="float">
            <text:p>17.48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4664" calcext:value-type="float">
            <text:p>17.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2472" calcext:value-type="float">
            <text:p>17.49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2848" calcext:value-type="float">
            <text:p>17.45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504" calcext:value-type="float">
            <text:p>17.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5896" calcext:value-type="float">
            <text:p>17.45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8088" calcext:value-type="float">
            <text:p>17.46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0656" calcext:value-type="float">
            <text:p>17.44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5416" calcext:value-type="float">
            <text:p>17.42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1512" calcext:value-type="float">
            <text:p>17.4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28464" calcext:value-type="float">
            <text:p>17.42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6272" calcext:value-type="float">
            <text:p>17.41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7128" calcext:value-type="float">
            <text:p>17.4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5792" calcext:value-type="float">
            <text:p>17.38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408" calcext:value-type="float">
            <text:p>17.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4936" calcext:value-type="float">
            <text:p>17.39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6648" calcext:value-type="float">
            <text:p>17.37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05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5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1096" calcext:value-type="float">
            <text:p>17.15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05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5168" calcext:value-type="float">
            <text:p>16.96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9072" calcext:value-type="float">
            <text:p>16.9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07256" calcext:value-type="float">
            <text:p>16.90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2496" calcext:value-type="float">
            <text:p>16.92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164" calcext:value-type="float">
            <text:p>16.93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64" calcext:value-type="float">
            <text:p>16.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9448" calcext:value-type="float">
            <text:p>16.9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13352" calcext:value-type="float">
            <text:p>16.91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8592" calcext:value-type="float">
            <text:p>16.9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4688" calcext:value-type="float">
            <text:p>16.93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37736" calcext:value-type="float">
            <text:p>16.9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0784" calcext:value-type="float">
            <text:p>16.94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9928" calcext:value-type="float">
            <text:p>16.94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3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3832" calcext:value-type="float">
            <text:p>16.94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2976" calcext:value-type="float">
            <text:p>16.9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56024" calcext:value-type="float">
            <text:p>16.95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212" calcext:value-type="float">
            <text:p>16.96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4248" calcext:value-type="float">
            <text:p>17.2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9968" calcext:value-type="float">
            <text:p>17.26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6064" calcext:value-type="float">
            <text:p>17.27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1784" calcext:value-type="float">
            <text:p>17.32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6168" calcext:value-type="float">
            <text:p>17.34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07 1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7504" calcext:value-type="float">
            <text:p>17.36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9216" calcext:value-type="float">
            <text:p>17.34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2264" calcext:value-type="float">
            <text:p>17.35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0072" calcext:value-type="float">
            <text:p>17.34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3976" calcext:value-type="float">
            <text:p>17.33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788" calcext:value-type="float">
            <text:p>17.3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3496" calcext:value-type="float">
            <text:p>17.3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8256" calcext:value-type="float">
            <text:p>17.28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9112" calcext:value-type="float">
            <text:p>17.2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73016" calcext:value-type="float">
            <text:p>17.27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7776" calcext:value-type="float">
            <text:p>17.25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4728" calcext:value-type="float">
            <text:p>17.25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2536" calcext:value-type="float">
            <text:p>17.24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3392" calcext:value-type="float">
            <text:p>17.23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2056" calcext:value-type="float">
            <text:p>17.21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596" calcext:value-type="float">
            <text:p>17.2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02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8152" calcext:value-type="float">
            <text:p>17.21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2912" calcext:value-type="float">
            <text:p>17.20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6816" calcext:value-type="float">
            <text:p>17.19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7672" calcext:value-type="float">
            <text:p>17.18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9384" calcext:value-type="float">
            <text:p>17.1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072" calcext:value-type="float">
            <text:p>17.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548" calcext:value-type="float">
            <text:p>17.17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1576" calcext:value-type="float">
            <text:p>17.18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7192" calcext:value-type="float">
            <text:p>17.15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8904" calcext:value-type="float">
            <text:p>17.13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976" calcext:value-type="float">
            <text:p>17.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1472" calcext:value-type="float">
            <text:p>17.11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6232" calcext:value-type="float">
            <text:p>17.09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8424" calcext:value-type="float">
            <text:p>17.10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0136" calcext:value-type="float">
            <text:p>17.0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3184" calcext:value-type="float">
            <text:p>17.09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404" calcext:value-type="float">
            <text:p>17.08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1264" calcext:value-type="float">
            <text:p>16.97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1744" calcext:value-type="float">
            <text:p>17.00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4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5648" calcext:value-type="float">
            <text:p>16.9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3936" calcext:value-type="float">
            <text:p>17.0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6984" calcext:value-type="float">
            <text:p>17.01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26" calcext:value-type="float">
            <text:p>16.9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9552" calcext:value-type="float">
            <text:p>16.9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4312" calcext:value-type="float">
            <text:p>16.97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0408" calcext:value-type="float">
            <text:p>16.98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3456" calcext:value-type="float">
            <text:p>16.98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86504" calcext:value-type="float">
            <text:p>16.98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784" calcext:value-type="float">
            <text:p>17.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04792" calcext:value-type="float">
            <text:p>17.00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98696" calcext:value-type="float">
            <text:p>16.99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832" calcext:value-type="float">
            <text:p>17.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10888" calcext:value-type="float">
            <text:p>17.01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0032" calcext:value-type="float">
            <text:p>17.02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308" calcext:value-type="float">
            <text:p>17.0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2224" calcext:value-type="float">
            <text:p>17.03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6128" calcext:value-type="float">
            <text:p>17.02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29176" calcext:value-type="float">
            <text:p>17.02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35272" calcext:value-type="float">
            <text:p>17.03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1368" calcext:value-type="float">
            <text:p>17.0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4416" calcext:value-type="float">
            <text:p>17.04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9656" calcext:value-type="float">
            <text:p>17.0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47464" calcext:value-type="float">
            <text:p>17.04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6608" calcext:value-type="float">
            <text:p>17.05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0512" calcext:value-type="float">
            <text:p>17.05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5356" calcext:value-type="float">
            <text:p>17.0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5752" calcext:value-type="float">
            <text:p>17.06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2704" calcext:value-type="float">
            <text:p>17.06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7944" calcext:value-type="float">
            <text:p>17.07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4896" calcext:value-type="float">
            <text:p>17.07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71848" calcext:value-type="float">
            <text:p>17.07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0992" calcext:value-type="float">
            <text:p>17.08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6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87088" calcext:value-type="float">
            <text:p>17.0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2328" calcext:value-type="float">
            <text:p>17.10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05376" calcext:value-type="float">
            <text:p>17.10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452" calcext:value-type="float">
            <text:p>17.1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17568" calcext:value-type="float">
            <text:p>17.11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6712" calcext:value-type="float">
            <text:p>17.12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2808" calcext:value-type="float">
            <text:p>17.13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35856" calcext:value-type="float">
            <text:p>17.13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1952" calcext:value-type="float">
            <text:p>17.1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5" calcext:value-type="float">
            <text:p>17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48048" calcext:value-type="float">
            <text:p>17.14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3288" calcext:value-type="float">
            <text:p>17.16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2432" calcext:value-type="float">
            <text:p>17.17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78528" calcext:value-type="float">
            <text:p>17.17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84624" calcext:value-type="float">
            <text:p>17.1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3768" calcext:value-type="float">
            <text:p>17.19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99864" calcext:value-type="float">
            <text:p>17.19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09008" calcext:value-type="float">
            <text:p>17.20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644" calcext:value-type="float">
            <text:p>17.23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8632" calcext:value-type="float">
            <text:p>17.24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0344" calcext:value-type="float">
            <text:p>17.23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5168" calcext:value-type="float">
            <text:p>17.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3872" calcext:value-type="float">
            <text:p>17.26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0824" calcext:value-type="float">
            <text:p>17.26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1304" calcext:value-type="float">
            <text:p>17.29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216" calcext:value-type="float">
            <text:p>17.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4352" calcext:value-type="float">
            <text:p>17.29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6544" calcext:value-type="float">
            <text:p>17.30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9592" calcext:value-type="float">
            <text:p>17.30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5688" calcext:value-type="float">
            <text:p>17.3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8736" calcext:value-type="float">
            <text:p>17.31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24832" calcext:value-type="float">
            <text:p>17.32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0928" calcext:value-type="float">
            <text:p>17.33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37024" calcext:value-type="float">
            <text:p>17.33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5312" calcext:value-type="float">
            <text:p>17.35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4312" calcext:value-type="float">
            <text:p>17.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5836" calcext:value-type="float">
            <text:p>17.3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0552" calcext:value-type="float">
            <text:p>17.37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9696" calcext:value-type="float">
            <text:p>17.37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2744" calcext:value-type="float">
            <text:p>17.3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8884" calcext:value-type="float">
            <text:p>17.38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7984" calcext:value-type="float">
            <text:p>17.39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01032" calcext:value-type="float">
            <text:p>17.40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0176" calcext:value-type="float">
            <text:p>17.41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1932" calcext:value-type="float">
            <text:p>17.41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6752" calcext:value-type="float">
            <text:p>17.44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456" calcext:value-type="float">
            <text:p>17.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3704" calcext:value-type="float">
            <text:p>17.44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37608" calcext:value-type="float">
            <text:p>17.43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4184" calcext:value-type="float">
            <text:p>17.4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58944" calcext:value-type="float">
            <text:p>17.45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61992" calcext:value-type="float">
            <text:p>17.46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1136" calcext:value-type="float">
            <text:p>17.47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77232" calcext:value-type="float">
            <text:p>17.47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3328" calcext:value-type="float">
            <text:p>17.48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8568" calcext:value-type="float">
            <text:p>17.49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9552" calcext:value-type="float">
            <text:p>17.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7712" calcext:value-type="float">
            <text:p>17.50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4-01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3808" calcext:value-type="float">
            <text:p>17.51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6856" calcext:value-type="float">
            <text:p>17.51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9904" calcext:value-type="float">
            <text:p>17.51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1076" calcext:value-type="float">
            <text:p>17.51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2952" calcext:value-type="float">
            <text:p>17.52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26" calcext:value-type="float">
            <text:p>17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2096" calcext:value-type="float">
            <text:p>17.53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124" calcext:value-type="float">
            <text:p>17.54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35144" calcext:value-type="float">
            <text:p>17.53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47336" calcext:value-type="float">
            <text:p>17.54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0384" calcext:value-type="float">
            <text:p>17.5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4768" calcext:value-type="float">
            <text:p>17.57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172" calcext:value-type="float">
            <text:p>17.57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65624" calcext:value-type="float">
            <text:p>17.56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3912" calcext:value-type="float">
            <text:p>17.58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0864" calcext:value-type="float">
            <text:p>17.58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77816" calcext:value-type="float">
            <text:p>17.57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268" calcext:value-type="float">
            <text:p>17.63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35728" calcext:value-type="float">
            <text:p>17.63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22" calcext:value-type="float">
            <text:p>17.6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6104" calcext:value-type="float">
            <text:p>17.59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5248" calcext:value-type="float">
            <text:p>17.60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4872" calcext:value-type="float">
            <text:p>17.64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9632" calcext:value-type="float">
            <text:p>17.62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99152" calcext:value-type="float">
            <text:p>17.59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08296" calcext:value-type="float">
            <text:p>17.60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6584" calcext:value-type="float">
            <text:p>17.62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4392" calcext:value-type="float">
            <text:p>17.61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1344" calcext:value-type="float">
            <text:p>17.6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0488" calcext:value-type="float">
            <text:p>17.6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23536" calcext:value-type="float">
            <text:p>17.62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41824" calcext:value-type="float">
            <text:p>17.64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84" calcext:value-type="float">
            <text:p>17.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7064" calcext:value-type="float">
            <text:p>17.65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0112" calcext:value-type="float">
            <text:p>17.6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0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2304" calcext:value-type="float">
            <text:p>17.67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1448" calcext:value-type="float">
            <text:p>17.68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6208" calcext:value-type="float">
            <text:p>17.66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9256" calcext:value-type="float">
            <text:p>17.66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4016" calcext:value-type="float">
            <text:p>17.65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6316" calcext:value-type="float">
            <text:p>17.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6688" calcext:value-type="float">
            <text:p>17.69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75352" calcext:value-type="float">
            <text:p>17.67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4496" calcext:value-type="float">
            <text:p>17.68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0592" calcext:value-type="float">
            <text:p>17.69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4976" calcext:value-type="float">
            <text:p>17.71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11928" calcext:value-type="float">
            <text:p>17.71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9736" calcext:value-type="float">
            <text:p>17.6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5832" calcext:value-type="float">
            <text:p>17.70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27168" calcext:value-type="float">
            <text:p>17.72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0888" calcext:value-type="float">
            <text:p>17.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6312" calcext:value-type="float">
            <text:p>17.73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3264" calcext:value-type="float">
            <text:p>17.73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30216" calcext:value-type="float">
            <text:p>17.7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7648" calcext:value-type="float">
            <text:p>17.75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2512" calcext:value-type="float">
            <text:p>17.81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9464" calcext:value-type="float">
            <text:p>17.80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3744" calcext:value-type="float">
            <text:p>17.76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1552" calcext:value-type="float">
            <text:p>17.75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5456" calcext:value-type="float">
            <text:p>17.74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0696" calcext:value-type="float">
            <text:p>17.76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1176" calcext:value-type="float">
            <text:p>17.79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2032" calcext:value-type="float">
            <text:p>17.78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66792" calcext:value-type="float">
            <text:p>17.76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75936" calcext:value-type="float">
            <text:p>17.77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7272" calcext:value-type="float">
            <text:p>17.79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88128" calcext:value-type="float">
            <text:p>17.78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556" calcext:value-type="float">
            <text:p>17.81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94224" calcext:value-type="float">
            <text:p>17.7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7752" calcext:value-type="float">
            <text:p>17.82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1656" calcext:value-type="float">
            <text:p>17.82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24704" calcext:value-type="float">
            <text:p>17.82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308" calcext:value-type="float">
            <text:p>17.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2136" calcext:value-type="float">
            <text:p>17.85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9088" calcext:value-type="float">
            <text:p>17.8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55184" calcext:value-type="float">
            <text:p>17.85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128" calcext:value-type="float">
            <text:p>17.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0424" calcext:value-type="float">
            <text:p>17.87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64328" calcext:value-type="float">
            <text:p>17.86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73472" calcext:value-type="float">
            <text:p>17.87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2616" calcext:value-type="float">
            <text:p>17.88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5664" calcext:value-type="float">
            <text:p>17.88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7856" calcext:value-type="float">
            <text:p>17.8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88712" calcext:value-type="float">
            <text:p>17.88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9176" calcext:value-type="float">
            <text:p>17.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3952" calcext:value-type="float">
            <text:p>17.9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07" calcext:value-type="float">
            <text:p>17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13096" calcext:value-type="float">
            <text:p>17.91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224" calcext:value-type="float">
            <text:p>17.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25288" calcext:value-type="float">
            <text:p>17.92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9672" calcext:value-type="float">
            <text:p>17.94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03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3748" calcext:value-type="float">
            <text:p>17.93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3576" calcext:value-type="float">
            <text:p>17.94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0528" calcext:value-type="float">
            <text:p>17.94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796" calcext:value-type="float">
            <text:p>17.9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5768" calcext:value-type="float">
            <text:p>17.9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4912" calcext:value-type="float">
            <text:p>17.96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58816" calcext:value-type="float">
            <text:p>17.9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61864" calcext:value-type="float">
            <text:p>17.96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1008" calcext:value-type="float">
            <text:p>17.97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74056" calcext:value-type="float">
            <text:p>17.97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0152" calcext:value-type="float">
            <text:p>17.98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6248" calcext:value-type="float">
            <text:p>17.98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9296" calcext:value-type="float">
            <text:p>17.98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5392" calcext:value-type="float">
            <text:p>17.9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9844" calcext:value-type="float">
            <text:p>17.99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0632" calcext:value-type="float">
            <text:p>18.01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19776" calcext:value-type="float">
            <text:p>18.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2892" calcext:value-type="float">
            <text:p>18.0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5016" calcext:value-type="float">
            <text:p>18.03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1112" calcext:value-type="float">
            <text:p>18.04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3304" calcext:value-type="float">
            <text:p>18.05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56352" calcext:value-type="float">
            <text:p>18.05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65496" calcext:value-type="float">
            <text:p>18.06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0736" calcext:value-type="float">
            <text:p>18.08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7688" calcext:value-type="float">
            <text:p>18.07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7464" calcext:value-type="float">
            <text:p>18.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3784" calcext:value-type="float">
            <text:p>18.08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92928" calcext:value-type="float">
            <text:p>18.09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2072" calcext:value-type="float">
            <text:p>18.10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8168" calcext:value-type="float">
            <text:p>18.10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1216" calcext:value-type="float">
            <text:p>18.11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26456" calcext:value-type="float">
            <text:p>18.12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8648" calcext:value-type="float">
            <text:p>18.13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44744" calcext:value-type="float">
            <text:p>18.1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084" calcext:value-type="float">
            <text:p>18.15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3888" calcext:value-type="float">
            <text:p>18.1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59984" calcext:value-type="float">
            <text:p>18.15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2176" calcext:value-type="float">
            <text:p>18.17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08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78272" calcext:value-type="float">
            <text:p>18.17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84368" calcext:value-type="float">
            <text:p>18.18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0464" calcext:value-type="float">
            <text:p>18.1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9608" calcext:value-type="float">
            <text:p>18.19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05704" calcext:value-type="float">
            <text:p>18.20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14848" calcext:value-type="float">
            <text:p>18.21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0944" calcext:value-type="float">
            <text:p>18.22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0088" calcext:value-type="float">
            <text:p>18.23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36184" calcext:value-type="float">
            <text:p>18.23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228" calcext:value-type="float">
            <text:p>18.24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54472" calcext:value-type="float">
            <text:p>18.25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3616" calcext:value-type="float">
            <text:p>18.26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276" calcext:value-type="float">
            <text:p>18.2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81904" calcext:value-type="float">
            <text:p>18.2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1048" calcext:value-type="float">
            <text:p>18.2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97144" calcext:value-type="float">
            <text:p>18.29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06288" calcext:value-type="float">
            <text:p>18.30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12384" calcext:value-type="float">
            <text:p>18.3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2864" calcext:value-type="float">
            <text:p>18.3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0672" calcext:value-type="float">
            <text:p>18.33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9816" calcext:value-type="float">
            <text:p>18.33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36768" calcext:value-type="float">
            <text:p>18.33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5056" calcext:value-type="float">
            <text:p>18.3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52008" calcext:value-type="float">
            <text:p>18.35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61152" calcext:value-type="float">
            <text:p>18.36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3344" calcext:value-type="float">
            <text:p>18.37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76392" calcext:value-type="float">
            <text:p>18.37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85536" calcext:value-type="float">
            <text:p>18.38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97728" calcext:value-type="float">
            <text:p>18.39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06872" calcext:value-type="float">
            <text:p>18.40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12968" calcext:value-type="float">
            <text:p>18.41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22112" calcext:value-type="float">
            <text:p>18.42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7352" calcext:value-type="float">
            <text:p>18.43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31256" calcext:value-type="float">
            <text:p>18.43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3448" calcext:value-type="float">
            <text:p>18.44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49544" calcext:value-type="float">
            <text:p>18.44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8688" calcext:value-type="float">
            <text:p>18.45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5564" calcext:value-type="float">
            <text:p>18.45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0024" calcext:value-type="float">
            <text:p>18.48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6976" calcext:value-type="float">
            <text:p>18.47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73928" calcext:value-type="float">
            <text:p>18.47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89168" calcext:value-type="float">
            <text:p>18.48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4408" calcext:value-type="float">
            <text:p>18.5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8312" calcext:value-type="float">
            <text:p>18.49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07456" calcext:value-type="float">
            <text:p>18.50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3552" calcext:value-type="float">
            <text:p>18.5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2696" calcext:value-type="float">
            <text:p>18.52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25744" calcext:value-type="float">
            <text:p>18.52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7936" calcext:value-type="float">
            <text:p>18.53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0984" calcext:value-type="float">
            <text:p>18.54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6224" calcext:value-type="float">
            <text:p>18.55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9272" calcext:value-type="float">
            <text:p>18.5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5368" calcext:value-type="float">
            <text:p>18.5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68416" calcext:value-type="float">
            <text:p>18.5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4512" calcext:value-type="float">
            <text:p>18.57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80608" calcext:value-type="float">
            <text:p>18.58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28" calcext:value-type="float">
            <text:p>18.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1944" calcext:value-type="float">
            <text:p>18.60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804" calcext:value-type="float">
            <text:p>18.60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4136" calcext:value-type="float">
            <text:p>18.6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328" calcext:value-type="float">
            <text:p>18.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9376" calcext:value-type="float">
            <text:p>18.6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32424" calcext:value-type="float">
            <text:p>18.63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50712" calcext:value-type="float">
            <text:p>18.65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2904" calcext:value-type="float">
            <text:p>18.66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5952" calcext:value-type="float">
            <text:p>18.66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2048" calcext:value-type="float">
            <text:p>18.67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69" calcext:value-type="float">
            <text:p>18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75096" calcext:value-type="float">
            <text:p>18.67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1192" calcext:value-type="float">
            <text:p>18.68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7288" calcext:value-type="float">
            <text:p>18.68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2528" calcext:value-type="float">
            <text:p>18.7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8624" calcext:value-type="float">
            <text:p>18.70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08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1672" calcext:value-type="float">
            <text:p>18.7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3864" calcext:value-type="float">
            <text:p>18.7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2996" calcext:value-type="float">
            <text:p>18.72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39104" calcext:value-type="float">
            <text:p>18.73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52" calcext:value-type="float">
            <text:p>18.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8248" calcext:value-type="float">
            <text:p>18.74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3488" calcext:value-type="float">
            <text:p>18.76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044" calcext:value-type="float">
            <text:p>18.76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9584" calcext:value-type="float">
            <text:p>18.7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66536" calcext:value-type="float">
            <text:p>18.7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568" calcext:value-type="float">
            <text:p>18.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4824" calcext:value-type="float">
            <text:p>18.7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7872" calcext:value-type="float">
            <text:p>18.78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092" calcext:value-type="float">
            <text:p>18.79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93968" calcext:value-type="float">
            <text:p>18.7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9208" calcext:value-type="float">
            <text:p>18.80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2256" calcext:value-type="float">
            <text:p>18.81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8352" calcext:value-type="float">
            <text:p>18.8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9688" calcext:value-type="float">
            <text:p>18.83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0544" calcext:value-type="float">
            <text:p>18.83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188" calcext:value-type="float">
            <text:p>18.85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4552" calcext:value-type="float">
            <text:p>18.8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284" calcext:value-type="float">
            <text:p>18.9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8288" calcext:value-type="float">
            <text:p>19.0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5 13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192" calcext:value-type="float">
            <text:p>19.06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524" calcext:value-type="float">
            <text:p>19.0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432" calcext:value-type="float">
            <text:p>19.07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8768" calcext:value-type="float">
            <text:p>19.09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576" calcext:value-type="float">
            <text:p>19.08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4864" calcext:value-type="float">
            <text:p>19.10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7912" calcext:value-type="float">
            <text:p>19.1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0104" calcext:value-type="float">
            <text:p>19.12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2" calcext:value-type="float">
            <text:p>19.1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344" calcext:value-type="float">
            <text:p>19.13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392" calcext:value-type="float">
            <text:p>19.13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488" calcext:value-type="float">
            <text:p>19.1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632" calcext:value-type="float">
            <text:p>19.15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2776" calcext:value-type="float">
            <text:p>19.16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8016" calcext:value-type="float">
            <text:p>19.17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112" calcext:value-type="float">
            <text:p>19.1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16" calcext:value-type="float">
            <text:p>19.18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208" calcext:value-type="float">
            <text:p>19.1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3256" calcext:value-type="float">
            <text:p>19.19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6304" calcext:value-type="float">
            <text:p>19.19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448" calcext:value-type="float">
            <text:p>19.20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64" calcext:value-type="float">
            <text:p>19.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544" calcext:value-type="float">
            <text:p>19.2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6784" calcext:value-type="float">
            <text:p>19.22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88" calcext:value-type="float">
            <text:p>19.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9832" calcext:value-type="float">
            <text:p>19.22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024" calcext:value-type="float">
            <text:p>19.24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168" calcext:value-type="float">
            <text:p>19.2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72" calcext:value-type="float">
            <text:p>19.2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812" calcext:value-type="float">
            <text:p>19.24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264" calcext:value-type="float">
            <text:p>19.2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408" calcext:value-type="float">
            <text:p>19.26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86" calcext:value-type="float">
            <text:p>19.27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792" calcext:value-type="float">
            <text:p>19.2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84" calcext:value-type="float">
            <text:p>19.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984" calcext:value-type="float">
            <text:p>19.30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" calcext:value-type="float">
            <text:p>19.3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6032" calcext:value-type="float">
            <text:p>19.3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2128" calcext:value-type="float">
            <text:p>19.31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1272" calcext:value-type="float">
            <text:p>19.32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464" calcext:value-type="float">
            <text:p>19.33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368" calcext:value-type="float">
            <text:p>19.32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6" calcext:value-type="float">
            <text:p>19.3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752" calcext:value-type="float">
            <text:p>19.35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48" calcext:value-type="float">
            <text:p>19.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8704" calcext:value-type="float">
            <text:p>19.34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004" calcext:value-type="float">
            <text:p>19.37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7848" calcext:value-type="float">
            <text:p>19.35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6992" calcext:value-type="float">
            <text:p>19.36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088" calcext:value-type="float">
            <text:p>19.3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6136" calcext:value-type="float">
            <text:p>19.3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1376" calcext:value-type="float">
            <text:p>19.39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424" calcext:value-type="float">
            <text:p>19.39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528" calcext:value-type="float">
            <text:p>19.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7472" calcext:value-type="float">
            <text:p>19.39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9664" calcext:value-type="float">
            <text:p>19.40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4904" calcext:value-type="float">
            <text:p>19.42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04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7952" calcext:value-type="float">
            <text:p>19.4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8808" calcext:value-type="float">
            <text:p>19.4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21856" calcext:value-type="float">
            <text:p>19.42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048" calcext:value-type="float">
            <text:p>19.43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0144" calcext:value-type="float">
            <text:p>19.4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3192" calcext:value-type="float">
            <text:p>19.44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49288" calcext:value-type="float">
            <text:p>19.44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2336" calcext:value-type="float">
            <text:p>19.4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384" calcext:value-type="float">
            <text:p>19.4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8432" calcext:value-type="float">
            <text:p>19.4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148" calcext:value-type="float">
            <text:p>19.4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4528" calcext:value-type="float">
            <text:p>19.46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7576" calcext:value-type="float">
            <text:p>19.46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0624" calcext:value-type="float">
            <text:p>19.47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2816" calcext:value-type="float">
            <text:p>19.4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196" calcext:value-type="float">
            <text:p>19.49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5864" calcext:value-type="float">
            <text:p>19.48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5008" calcext:value-type="float">
            <text:p>19.49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5488" calcext:value-type="float">
            <text:p>19.52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8536" calcext:value-type="float">
            <text:p>19.52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0728" calcext:value-type="float">
            <text:p>19.5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7304" calcext:value-type="float">
            <text:p>19.57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1104" calcext:value-type="float">
            <text:p>19.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6344" calcext:value-type="float">
            <text:p>19.51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3296" calcext:value-type="float">
            <text:p>19.5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9392" calcext:value-type="float">
            <text:p>19.51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8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2244" calcext:value-type="float">
            <text:p>19.5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4632" calcext:value-type="float">
            <text:p>19.53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292" calcext:value-type="float">
            <text:p>19.5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3776" calcext:value-type="float">
            <text:p>19.5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6824" calcext:value-type="float">
            <text:p>19.5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49872" calcext:value-type="float">
            <text:p>19.54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9016" calcext:value-type="float">
            <text:p>19.55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2064" calcext:value-type="float">
            <text:p>19.56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55968" calcext:value-type="float">
            <text:p>19.5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5112" calcext:value-type="float">
            <text:p>19.56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4256" calcext:value-type="float">
            <text:p>19.57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0352" calcext:value-type="float">
            <text:p>19.58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86448" calcext:value-type="float">
            <text:p>19.58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2544" calcext:value-type="float">
            <text:p>19.5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5592" calcext:value-type="float">
            <text:p>19.59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1688" calcext:value-type="float">
            <text:p>19.60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7784" calcext:value-type="float">
            <text:p>19.6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04736" calcext:value-type="float">
            <text:p>19.60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0832" calcext:value-type="float">
            <text:p>19.61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19976" calcext:value-type="float">
            <text:p>19.6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3024" calcext:value-type="float">
            <text:p>19.6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6072" calcext:value-type="float">
            <text:p>19.62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5216" calcext:value-type="float">
            <text:p>19.63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8264" calcext:value-type="float">
            <text:p>19.6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6176" calcext:value-type="float">
            <text:p>19.69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7992" calcext:value-type="float">
            <text:p>19.74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6656" calcext:value-type="float">
            <text:p>19.7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056" calcext:value-type="float">
            <text:p>19.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1896" calcext:value-type="float">
            <text:p>19.7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44944" calcext:value-type="float">
            <text:p>19.74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2752" calcext:value-type="float">
            <text:p>19.73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8848" calcext:value-type="float">
            <text:p>19.73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9704" calcext:value-type="float">
            <text:p>19.72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23608" calcext:value-type="float">
            <text:p>19.72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8368" calcext:value-type="float">
            <text:p>19.7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7512" calcext:value-type="float">
            <text:p>19.71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3128" calcext:value-type="float">
            <text:p>19.6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2272" calcext:value-type="float">
            <text:p>19.70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9224" calcext:value-type="float">
            <text:p>19.69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0936" calcext:value-type="float">
            <text:p>19.68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0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8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3984" calcext:value-type="float">
            <text:p>19.6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87032" calcext:value-type="float">
            <text:p>19.6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7888" calcext:value-type="float">
            <text:p>19.67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436" calcext:value-type="float">
            <text:p>19.6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1312" calcext:value-type="float">
            <text:p>19.6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5696" calcext:value-type="float">
            <text:p>19.66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3504" calcext:value-type="float">
            <text:p>19.6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32168" calcext:value-type="float">
            <text:p>19.63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6552" calcext:value-type="float">
            <text:p>19.6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8744" calcext:value-type="float">
            <text:p>19.66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1-27 21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47408" calcext:value-type="float">
            <text:p>19.6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10-2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62648" calcext:value-type="float">
            <text:p>19.66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09-25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484" calcext:value-type="float">
            <text:p>19.67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08-25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1416" calcext:value-type="float">
            <text:p>19.71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07-24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14464" calcext:value-type="float">
            <text:p>19.71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06-2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69328" calcext:value-type="float">
            <text:p>19.76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05-19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1248" calcext:value-type="float">
            <text:p>19.8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04-1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43064" calcext:value-type="float">
            <text:p>19.9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03-21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13168" calcext:value-type="float">
            <text:p>20.0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7-02-02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7108" calcext:value-type="float">
            <text:p>20.07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6-12-15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9368" calcext:value-type="float">
            <text:p>20.0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6-11-17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04608" calcext:value-type="float">
            <text:p>20.1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6-11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35088" calcext:value-type="float">
            <text:p>20.13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6-09-2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2144" calcext:value-type="float">
            <text:p>20.20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6-09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1288" calcext:value-type="float">
            <text:p>20.21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6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6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5-0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7-10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5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3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2432" calcext:value-type="float">
            <text:p>20.9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4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09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06-07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05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3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08-31 1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2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10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8-2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8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6064" calcext:value-type="float">
            <text:p>21.0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4-06 2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1-01-12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0-11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10-08-17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09-08-27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08-08-27 16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07-08-02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06-08-16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05-08-0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2002-08-15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958089183601</text:p>
          </table:table-cell>
          <table:table-cell office:value-type="string" calcext:value-type="string">
            <text:p>PT-22/10E/32-1320</text:p>
          </table:table-cell>
          <table:table-cell office:value-type="string" calcext:value-type="string">
            <text:p>199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44032" calcext:value-type="float">
            <text:p>18.54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6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7364" meta:object-count="0"/>
    <meta:user-defined meta:name="AppVersion">3.0</meta:user-defined>
  </office:meta>
</office:document-meta>
</file>